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271in" fo:margin-left="0in" table:align="left"/>
    </style:style>
    <style:style style:name="Table4.A" style:family="table-column">
      <style:table-column-properties style:column-width="1.3847in"/>
    </style:style>
    <style:style style:name="Table4.C" style:family="table-column">
      <style:table-column-properties style:column-width="1.3854in"/>
    </style:style>
    <style:style style:name="Table4.E" style:family="table-column">
      <style:table-column-properties style:column-width="1.3875in"/>
    </style:style>
    <style:style style:name="Table4.A1" style:family="table-cell">
      <style:table-cell-properties style:vertical-align="" fo:padding="0.0382in" fo:border-left="0.05pt solid #000000" fo:border-right="none" fo:border-top="0.05pt solid #000000" fo:border-bottom="0.05pt solid #000000"/>
    </style:style>
    <style:style style:name="Table4.E1" style:family="table-cell">
      <style:table-cell-properties style:vertical-align="" fo:padding="0.0382in" fo:border="0.05pt solid #000000"/>
    </style:style>
    <style:style style:name="Table4.A2" style:family="table-cell">
      <style:table-cell-properties style:vertical-align="" fo:padding="0.0382in" fo:border-left="0.05pt solid #000000" fo:border-right="none" fo:border-top="none" fo:border-bottom="0.05pt solid #000000"/>
    </style:style>
    <style:style style:name="Table4.E2" style:family="table-cell">
      <style:table-cell-properties style:vertical-align=""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List_20_Paragraph">
      <style:paragraph-properties fo:margin-top="0in" fo:margin-bottom="0in" fo:line-height="100%" fo:text-align="center" style:justify-single-word="false"/>
      <style:text-properties fo:font-weight="bold" style:font-weight-asian="bold"/>
    </style:style>
    <style:style style:name="P4" style:family="paragraph" style:parent-style-name="List_20_Paragraph">
      <style:paragraph-properties fo:margin-left="0in" fo:margin-right="0in" fo:margin-top="0in" fo:margin-bottom="0in" fo:line-height="100%" fo:text-indent="0in" style:auto-text-indent="false"/>
    </style:style>
    <style:style style:name="P5"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6" style:family="paragraph" style:parent-style-name="List_20_Paragraph">
      <style:paragraph-properties fo:margin-left="0in" fo:margin-right="0in" fo:margin-top="0in" fo:margin-bottom="0in" fo:line-height="100%" fo:text-indent="0in" style:auto-text-indent="false"/>
      <style:text-properties fo:font-style="italic" style:font-style-asian="italic" style:font-style-complex="italic"/>
    </style:style>
    <style:style style:name="P7" style:family="paragraph" style:parent-style-name="List_20_Paragraph">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8"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9" style:family="paragraph" style:parent-style-name="List_20_Paragraph">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0" style:family="paragraph" style:parent-style-name="List_20_Paragraph">
      <style:paragraph-properties fo:margin-left="0in" fo:margin-right="0in" fo:margin-top="0in" fo:margin-bottom="0in" fo:line-height="100%" fo:text-indent="0in" style:auto-text-indent="false"/>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left="0in" fo:margin-right="0in" fo:margin-top="0in" fo:margin-bottom="0in" fo:line-height="100%" fo:text-indent="0in" style:auto-text-indent="false"/>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style:style>
    <style:style style:name="P13" style:family="paragraph" style:parent-style-name="Standard">
      <style:paragraph-properties fo:margin-left="0in" fo:margin-right="0in" fo:margin-top="0in" fo:margin-bottom="0in" fo:line-height="100%" fo:text-align="center" style:justify-single-word="false" fo:text-indent="0in" style:auto-text-indent="false"/>
      <style:text-properties fo:font-style="italic" style:font-style-asian="italic" style:font-style-complex="italic"/>
    </style:style>
    <style:style style:name="P14" style:family="paragraph" style:parent-style-name="Standard">
      <style:paragraph-properties fo:margin-left="0in" fo:margin-right="0in" fo:margin-top="0in" fo:margin-bottom="0in" fo:line-height="100%" fo:text-align="start" style:justify-single-word="false" fo:text-indent="0in" style:auto-text-indent="false"/>
      <style:text-properties fo:font-style="italic" style:font-style-asian="italic" style:font-style-complex="italic"/>
    </style:style>
    <style:style style:name="P15"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style:font-style-asian="normal" style:font-style-complex="normal"/>
    </style:style>
    <style:style style:name="P16" style:family="paragraph" style:parent-style-name="Standard">
      <style:paragraph-properties fo:margin-left="0in" fo:margin-right="0in" fo:margin-top="0in" fo:margin-bottom="0in" fo:line-height="100%"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text-properties fo:font-style="italic" style:font-style-asian="italic" style:font-style-complex="italic"/>
    </style:style>
    <style:style style:name="P20" style:family="paragraph" style:parent-style-name="Table_20_Contents">
      <style:paragraph-properties fo:text-align="end"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3" style:family="paragraph" style:parent-style-name="List_20_Paragraph" style:list-style-name="WWNum31">
      <style:paragraph-properties fo:margin-left="0in" fo:margin-right="0in" fo:margin-top="0in" fo:margin-bottom="0in" fo:line-height="100%" fo:text-indent="0in" style:auto-text-indent="false"/>
      <style:text-properties fo:font-weight="bold" style:font-weight-asian="bold"/>
    </style:style>
    <style:style style:name="P24" style:family="paragraph" style:parent-style-name="List_20_Paragraph" style:list-style-name="WWNum31">
      <style:paragraph-properties fo:margin-left="0in" fo:margin-right="0in" fo:margin-top="0in" fo:margin-bottom="0in" fo:line-height="100%" fo:text-indent="0in" style:auto-text-indent="false"/>
    </style:style>
    <style:style style:name="P25" style:family="paragraph" style:parent-style-name="List_20_Paragraph">
      <style:paragraph-properties fo:margin-left="0in" fo:margin-right="0in" fo:margin-top="0in" fo:margin-bottom="0in" fo:line-height="100%" fo:text-indent="0in" style:auto-text-indent="false"/>
      <style:text-properties fo:font-style="normal" fo:font-weight="bold" style:font-style-asian="normal" style:font-weight-asian="bold" style:font-style-complex="normal" style:font-weight-complex="bold"/>
    </style:style>
    <style:style style:name="P26" style:family="paragraph" style:parent-style-name="List_20_Paragraph">
      <style:paragraph-properties fo:margin-left="0in" fo:margin-right="0in" fo:margin-top="0in" fo:margin-bottom="0in" fo:line-height="100%" fo:text-indent="0in" style:auto-text-indent="false"/>
      <style:text-properties fo:font-style="normal" style:font-style-asian="normal" style:font-style-complex="normal"/>
    </style:style>
    <style:style style:name="P27" style:family="paragraph" style:parent-style-name="List_20_Paragraph" style:list-style-name="L2">
      <style:paragraph-properties fo:margin-left="0in" fo:margin-right="0in" fo:margin-top="0in" fo:margin-bottom="0in" fo:line-height="100%" fo:text-indent="0in" style:auto-text-indent="false"/>
      <style:text-properties fo:font-style="normal" style:font-style-asian="normal" style:font-style-complex="normal"/>
    </style:style>
    <style:style style:name="P28" style:family="paragraph" style:parent-style-name="List_20_Paragraph" style:list-style-name="L1">
      <style:paragraph-properties fo:margin-top="0in" fo:margin-bottom="0in" fo:line-height="100%"/>
      <style:text-properties fo:font-style="normal" style:font-style-asian="normal" style:font-style-complex="normal"/>
    </style:style>
    <style:style style:name="P29" style:family="paragraph" style:parent-style-name="List_20_Paragraph" style:list-style-name="L3">
      <style:paragraph-properties fo:margin-top="0in" fo:margin-bottom="0in" fo:line-height="100%"/>
      <style:text-properties fo:font-style="normal" style:font-style-asian="normal" style:font-style-complex="normal"/>
    </style:style>
    <style:style style:name="P30" style:family="paragraph" style:parent-style-name="List_20_Paragraph" style:list-style-name="L3">
      <style:paragraph-properties fo:margin-top="0in" fo:margin-bottom="0in" fo:line-height="100%"/>
    </style:style>
    <style:style style:name="P31" style:family="paragraph" style:parent-style-name="Standard" style:master-page-name="First_20_Page">
      <style:paragraph-properties style:page-number="auto"/>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revor Bramwell</text:p>
      <text:p text:style-name="Standard">Writing 327</text:p>
      <text:p text:style-name="Standard"><text:date style:data-style-name="N76" text:date-value="2012-10-25T15:54:52.99">October 25, 2012</text:date></text:p>
      <text:p text:style-name="Standard"/>
      <text:p text:style-name="P3">Summary of Project Findings: <text:s/>Proposed Experiment on Cantilever Beams</text:p>
      <text:p text:style-name="P2"/>
      <text:list xml:id="list553888519" text:style-name="WWNum31">
        <text:list-header>
          <text:p text:style-name="P23">INTRODUCTION</text:p>
        </text:list-header>
      </text:list>
      <text:p text:style-name="P4">The purpose of this project summary is to give an overview of the proposed experiment, describe and analyze the results, and to give recommendations as to its use as a middle school activity.</text:p>
      <text:p text:style-name="P6"/>
      <text:p text:style-name="P11">The purpose of the experiment is two fold. First, to illustrate the concept of a cantilever beam, and second, to determine how the length of a cantilever beam affects its load-bearing capacity. <text:span text:style-name="T2">The experiment uses a straw attached to a table to represent the beam, and a cup of pennies to represent its load. An overview of the experiment, required materials, setup, and directions follow.</text:span></text:p>
      <text:p text:style-name="P8"/>
      <text:p text:style-name="P10">Materials</text:p>
      <text:p text:style-name="P8">There are 7 materials required to perform this experiment: </text:p>
      <text:list xml:id="list19677944322" text:style-name="L1">
        <text:list-item>
          <text:p text:style-name="P28">2 straws</text:p>
        </text:list-item>
        <text:list-item>
          <text:p text:style-name="P28">A couple strips of duck tape</text:p>
        </text:list-item>
        <text:list-item>
          <text:p text:style-name="P28">A small length of string or floss</text:p>
        </text:list-item>
        <text:list-item>
          <text:p text:style-name="P28">1 small paper cup</text:p>
        </text:list-item>
        <text:list-item>
          <text:p text:style-name="P28">1 ruler</text:p>
        </text:list-item>
        <text:list-item>
          <text:p text:style-name="P28">1 marker</text:p>
        </text:list-item>
        <text:list-item>
          <text:p text:style-name="P28">~100 pennies</text:p>
          <text:p text:style-name="P28"/>
        </text:list-item>
      </text:list>
      <text:list xml:id="list5538885191" text:style-name="L2">
        <text:list-header>
          <text:p text:style-name="P27">Note: If duck tape is unavailable, masking, or scotch tape should suffice.</text:p>
          <text:p text:style-name="P27"/>
        </text:list-header>
      </text:list>
      <text:p text:style-name="P10">Experiment Setup</text:p>
      <text:p text:style-name="P8">To setup the experiment, marks should be made from one end of the straw to the other, every half to third inch. The straw should then be taped to the desk, with the first test length being the length between the edge of the table and the last mark on the straw. Tie one end of the string around the empty paper cup and make a loop, or slip-knot, at the opposite end of the string. Tighten the loop to the straw at the mark farthest from the table. The setup is now complete, and the experiment can begin.<text:line-break/></text:p>
      <text:p text:style-name="P10">Performing The Experiment</text:p>
      <text:p text:style-name="P8">To perform the experiment, gently slide pennies into the cup, one at a time. Continue filling the cup with pennies until the straw bends or breaks along the edge of the desk. Record the number of pennies <text:s/>placed into the cup. Then, detach the straw from the desk and move it back one mark. Repeat for each mark along the straw. Repeat all steps with another straw. The experiment is now complete and a set of data should now exists that details the loads required to break the cantilever beam at different lengths.</text:p>
      <text:p text:style-name="P6"/>
      <text:p text:style-name="P4">The rest of this summary describes a set of results from the experiment, an analysis of those results, and a recommendation as to the use of the experiments as a learning device in a middle school science classroom.</text:p>
      <text:list xml:id="list733333878" text:continue-list="list553888519" text:style-name="WWNum31">
        <text:list-header>
          <text:p text:style-name="P24"/>
          <text:p text:style-name="P23">RESULTS AND DISCUSSION</text:p>
        </text:list-header>
      </text:list>
      <text:p text:style-name="P4">An attempt of the experiment was successful. Two trials, testing length ranging from 2.5 to 1 inch, were performed on the cantilever beam and produced the following data. This data is presented across two tables and one graph.</text:p>
      <text:p text:style-name="P4"><text:soft-page-break/></text:p>
      <text:p text:style-name="P16">Results</text:p>
      <text:p text:style-name="P15">Table 1 lists the number of pennies needed for each distance from the table, to break the cantilever beam. Since 'number of pennies' is not a valid measurement, we use this number to compute the mass of pennies used. To compute the mass, the number of pennies is multiplied by 2.5g.</text:p>
      <text:p text:style-name="P4"/>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20">Inches/<text:span text:style-name="T5">Trials</text:span></text:p>
          </table:table-cell>
          <table:table-cell table:style-name="Table4.A1" office:value-type="string">
            <text:p text:style-name="P21">2.5</text:p>
          </table:table-cell>
          <table:table-cell table:style-name="Table4.A1" office:value-type="string">
            <text:p text:style-name="P21">2</text:p>
          </table:table-cell>
          <table:table-cell table:style-name="Table4.A1" office:value-type="string">
            <text:p text:style-name="P21">1.5</text:p>
          </table:table-cell>
          <table:table-cell table:style-name="Table4.E1" office:value-type="string">
            <text:p text:style-name="P21">1</text:p>
          </table:table-cell>
        </table:table-row>
        <table:table-row>
          <table:table-cell table:style-name="Table4.A2" office:value-type="string">
            <text:p text:style-name="P19">Trial 1</text:p>
          </table:table-cell>
          <table:table-cell table:style-name="Table4.A2" office:value-type="string">
            <text:p text:style-name="P17">28</text:p>
          </table:table-cell>
          <table:table-cell table:style-name="Table4.A2" office:value-type="string">
            <text:p text:style-name="P17">36</text:p>
          </table:table-cell>
          <table:table-cell table:style-name="Table4.A2" office:value-type="string">
            <text:p text:style-name="P17">47</text:p>
          </table:table-cell>
          <table:table-cell table:style-name="Table4.E2" office:value-type="string">
            <text:p text:style-name="P17">63</text:p>
          </table:table-cell>
        </table:table-row>
        <table:table-row>
          <table:table-cell table:style-name="Table4.A2" office:value-type="string">
            <text:p text:style-name="P19">Trial 2</text:p>
          </table:table-cell>
          <table:table-cell table:style-name="Table4.A2" office:value-type="string">
            <text:p text:style-name="P17">27</text:p>
          </table:table-cell>
          <table:table-cell table:style-name="Table4.A2" office:value-type="string">
            <text:p text:style-name="P17">34</text:p>
          </table:table-cell>
          <table:table-cell table:style-name="Table4.A2" office:value-type="string">
            <text:p text:style-name="P17">39</text:p>
          </table:table-cell>
          <table:table-cell table:style-name="Table4.E2" office:value-type="string">
            <text:p text:style-name="P17">58</text:p>
          </table:table-cell>
        </table:table-row>
      </table:table>
      <text:p text:style-name="P12"/>
      <text:p text:style-name="P13">Table 1: Number of Pennies vs. Cantilever Length</text:p>
      <text:p text:style-name="P15"/>
      <text:p text:style-name="P14"><text:span text:style-name="T2">Table 2</text:span> <text:span text:style-name="T2">lists these masses along with their relationship to the length of the beam.</text:span></text:p>
      <text:p text:style-name="P4"/>
      <table:table table:name="Table3" table:style-name="Table3">
        <table:table-column table:style-name="Table3.A" table:number-columns-repeated="5"/>
        <table:table-row>
          <table:table-cell table:style-name="Table3.A1" office:value-type="string">
            <text:p text:style-name="P18"><text:span text:style-name="T1">Inches</text:span>/<text:span text:style-name="T4">Trials</text:span></text:p>
          </table:table-cell>
          <table:table-cell table:style-name="Table3.A1" office:value-type="string">
            <text:p text:style-name="P22">2.5</text:p>
          </table:table-cell>
          <table:table-cell table:style-name="Table3.A1" office:value-type="string">
            <text:p text:style-name="P22">2</text:p>
          </table:table-cell>
          <table:table-cell table:style-name="Table3.A1" office:value-type="string">
            <text:p text:style-name="P22">1.5</text:p>
          </table:table-cell>
          <table:table-cell table:style-name="Table3.E1" office:value-type="string">
            <text:p text:style-name="P22">1</text:p>
          </table:table-cell>
        </table:table-row>
        <table:table-row>
          <table:table-cell table:style-name="Table3.A2" office:value-type="string">
            <text:p text:style-name="P19">Trial 1</text:p>
          </table:table-cell>
          <table:table-cell table:style-name="Table3.A2" office:value-type="string">
            <text:p text:style-name="P17">70</text:p>
          </table:table-cell>
          <table:table-cell table:style-name="Table3.A2" office:value-type="string">
            <text:p text:style-name="P17">90</text:p>
          </table:table-cell>
          <table:table-cell table:style-name="Table3.A2" office:value-type="string">
            <text:p text:style-name="P17">117.5</text:p>
          </table:table-cell>
          <table:table-cell table:style-name="Table3.E2" office:value-type="string">
            <text:p text:style-name="P17">157.5</text:p>
          </table:table-cell>
        </table:table-row>
        <table:table-row>
          <table:table-cell table:style-name="Table3.A2" office:value-type="string">
            <text:p text:style-name="P19">Trial 2</text:p>
          </table:table-cell>
          <table:table-cell table:style-name="Table3.A2" office:value-type="string">
            <text:p text:style-name="P17">67.5</text:p>
          </table:table-cell>
          <table:table-cell table:style-name="Table3.A2" office:value-type="string">
            <text:p text:style-name="P17">85.0</text:p>
          </table:table-cell>
          <table:table-cell table:style-name="Table3.A2" office:value-type="string">
            <text:p text:style-name="P17">97.5</text:p>
          </table:table-cell>
          <table:table-cell table:style-name="Table3.E2" office:value-type="string">
            <text:p text:style-name="P17">145</text:p>
          </table:table-cell>
        </table:table-row>
      </table:table>
      <text:p text:style-name="P7"/>
      <text:p text:style-name="P7">Table 2: Mass of Pennies vs. Cantilever Length</text:p>
      <text:p text:style-name="P9"/>
      <text:p text:style-name="P9">The data from Table 2 can be better interpreted from a graph of the length of a cantilever beam versus the load required for it to break, measured in mass of pennies (See Figure 1).</text:p>
      <text:p text:style-name="P9"><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9"/>
      <text:p text:style-name="P10"/>
      <text:p text:style-name="P10"/>
      <text:p text:style-name="P10"><text:soft-page-break/>Discussion</text:p>
      <text:p text:style-name="P8">The experiment was repeated by several other colleagues of mine to the same effect. Each produced a similar set of results with minimal deviations that show a clear relationship between cantilever beam length and load capacity. </text:p>
      <text:p text:style-name="P8"/>
      <text:p text:style-name="P4"><text:span text:style-name="T2">Figure 1 clearly shows the relationship that a</text:span><text:span text:style-name="T3">s the length of cantilever beams decrease, the load they can support increase. </text:span>In other words, the shorter the cantilever beam, the more weight it can support. For example a diving board can support more weight at the start than the end. The farther you walk down a diving board, the more it will dip down.</text:p>
      <text:p text:style-name="P5"/>
      <text:list xml:id="list677497669" text:continue-numbering="true" text:style-name="WWNum31">
        <text:list-header>
          <text:p text:style-name="P23">RECOMMENDATIONS</text:p>
        </text:list-header>
      </text:list>
      <text:p text:style-name="P8">The experiment required 10 minutes of setup time, 15 minutes to perform, and 5 minutes of writing, for a total of 30 minutes. Creating tables and graphs required another 20 minutes. So in total, 50 minutes. I would highly recommend this experiment as a middle school science activity, because of the small amount of time and setup the it takes. It clearly demonstrates the relationship between the length of a cantilever beam and its load-bearing capacity, and it can be completed within reasonable time frame for a middle school class. I would like to also note that the experiment might provide a good framework for transitioning into teaching the scientific method, if that material has not already been covered.</text:p>
      <text:p text:style-name="P8"/>
      <text:p text:style-name="P10">Concerns</text:p>
      <text:p text:style-name="P8">However, I also have a few concerns. First, middle school students are highly forgetful and easily distracted. If they forget one or more of the materials required, they will not be able to perform the experiment with the rest of the class. Therefore, a majority of the materials, such as pennies, string, paper cups, and straws should be provided for them to reduce setup time and allow all students to complete the experiment.</text:p>
      <text:p text:style-name="P8"/>
      <text:p text:style-name="P8">Students might not know that they are supposed to record the number of pennies placed in the cup, nor how that data should be formatted. I would recommend providing them with a worksheet that contains two labeled tables: one for the number of pennies and another for the load, or mass, at each length. A labeled line graph could also be included.</text:p>
      <text:p text:style-name="P4"/>
      <text:p text:style-name="P10">Changes</text:p>
      <text:p text:style-name="P4">Middle school students could adequately conduct this experiment, but to reduce errors in the data they collect, here are two refined directions that I recommend:</text:p>
      <text:list xml:id="list213245517" text:style-name="L3">
        <text:list-item>
          <text:p text:style-name="P30">Instruct the middle school class to gently slide the pennies in the cup, and to not drop or toss them in. The momentum incurred from the extra force could cause the cantilever beam to break early.</text:p>
        </text:list-item>
        <text:list-item>
          <text:p text:style-name="P30">Use pennies minted after 1982. Earlier minted pennies contained denser minerals. Thus, mixing pennies from before and after 1982 could significantly impact the data. <text:line-break/> <text:tab/>(Note: The mass of a penny minted after 1982 is ~2.5g, whereas before 1982, the mass <text:tab/>of a penny was ~3.2g)<text:span text:style-name="T4">?</text:span></text:p>
        </text:list-item>
        <text:list-item>
          <text:p text:style-name="P29">Give predetermined lengths in which to measure the beam by. This could be a half, quarter, or third inch, or perhaps all th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4" style:display-name="ListLabel 4"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ramwell <text:page-number text:select-page="current">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or Bramwell</meta:initial-creator>
    <meta:creation-date>2012-10-15T21:19:08</meta:creation-date>
    <meta:generator>LibreOffice/3.4$Unix LibreOffice_project/340m1$Build-502</meta:generator>
    <dc:date>2012-10-25T15:54:53</dc:date>
    <meta:editing-duration>PT7H47M1S</meta:editing-duration>
    <meta:editing-cycles>66</meta:editing-cycles>
    <dc:creator>Trevor Bramwell</dc:creator>
    <meta:document-statistic meta:table-count="2" meta:image-count="0" meta:object-count="1" meta:page-count="3" meta:paragraph-count="74" meta:word-count="1092" meta:character-count="6147" meta:non-whitespace-character-count="51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7.092cm" svg:y="0.315cm" chart:style-name="ch2">
          <text:p>Figure 1</text:p>
        </chart:title>
        <chart:subtitle svg:x="4.429cm" svg:y="1.283cm" chart:style-name="ch3">
          <text:p>Length of Cantilever vs. Mass of Pennies</text:p>
        </chart:subtitle>
        <chart:legend chart:legend-position="end" svg:x="13.681cm" svg:y="3.943cm" style:legend-expansion="high" chart:style-name="ch4"/>
        <chart:plot-area chart:style-name="ch5" chart:data-source-has-labels="both" svg:x="1.338cm" svg:y="2.306cm" svg:width="11.705cm" svg:height="5.525cm">
          <chartooo:coordinate-region svg:x="2.156cm" svg:y="2.509cm" svg:width="10.791cm" svg:height="4.667cm"/>
          <chart:axis chart:dimension="x" chart:name="primary-x" chart:style-name="ch6" chartooo:axis-type="auto">
            <chartooo:date-scale/>
            <chart:title svg:x="5.647cm" svg:y="8.01cm" chart:style-name="ch7">
              <text:p>Length of Cantilever</text:p>
            </chart:title>
            <chart:categories table:cell-range-address="local-table.$A$2:.$A$5"/>
          </chart:axis>
          <chart:axis chart:dimension="y" chart:name="primary-y" chart:style-name="ch8">
            <chart:title svg:x="0.451cm" svg:y="6.341cm" chart:style-name="ch9">
              <text:p>Mass of Penni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ial 1</text:p>
              </table:table-cell>
              <table:table-cell office:value-type="string">
                <text:p>Trial 2</text:p>
              </table:table-cell>
            </table:table-row>
          </table:table-header-rows>
          <table:table-rows>
            <table:table-row>
              <table:table-cell office:value-type="string">
                <text:p>2.5</text:p>
              </table:table-cell>
              <table:table-cell office:value-type="float" office:value="70">
                <text:p>70</text:p>
              </table:table-cell>
              <table:table-cell office:value-type="float" office:value="67.5">
                <text:p>67.5</text:p>
              </table:table-cell>
            </table:table-row>
            <table:table-row>
              <table:table-cell office:value-type="string">
                <text:p>2</text:p>
              </table:table-cell>
              <table:table-cell office:value-type="float" office:value="90">
                <text:p>90</text:p>
              </table:table-cell>
              <table:table-cell office:value-type="float" office:value="85">
                <text:p>85</text:p>
              </table:table-cell>
            </table:table-row>
            <table:table-row>
              <table:table-cell office:value-type="string">
                <text:p>1.5</text:p>
              </table:table-cell>
              <table:table-cell office:value-type="float" office:value="117.5">
                <text:p>117.5</text:p>
              </table:table-cell>
              <table:table-cell office:value-type="float" office:value="97.5">
                <text:p>97.5</text:p>
              </table:table-cell>
            </table:table-row>
            <table:table-row>
              <table:table-cell office:value-type="string">
                <text:p>1</text:p>
              </table:table-cell>
              <table:table-cell office:value-type="float" office:value="157.5">
                <text:p>157.5</text:p>
              </table:table-cell>
              <table:table-cell office:value-type="float" office:value="145">
                <text:p>1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